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9dce" officeooo:paragraph-rsid="00049dce"/>
    </style:style>
    <style:style style:name="P2" style:family="paragraph" style:parent-style-name="Text_20_body" style:list-style-name="L1">
      <style:text-properties officeooo:rsid="00049dce" officeooo:paragraph-rsid="00049dce"/>
    </style:style>
    <style:style style:name="P3" style:family="paragraph" style:parent-style-name="Text_20_body">
      <style:text-properties officeooo:rsid="0004b937" officeooo:paragraph-rsid="0004b937"/>
    </style:style>
    <style:style style:name="P4" style:family="paragraph" style:parent-style-name="Text_20_body" style:list-style-name="L2">
      <style:text-properties officeooo:rsid="0004b937" officeooo:paragraph-rsid="0004b937"/>
    </style:style>
    <style:style style:name="P5" style:family="paragraph" style:parent-style-name="Text_20_body" style:list-style-name="L3">
      <style:text-properties officeooo:rsid="0004b937" officeooo:paragraph-rsid="0004b937"/>
    </style:style>
    <style:style style:name="P6" style:family="paragraph" style:parent-style-name="Text_20_body">
      <style:text-properties officeooo:rsid="0004f1da" officeooo:paragraph-rsid="0004f1da"/>
    </style:style>
    <style:style style:name="P7" style:family="paragraph" style:parent-style-name="Text_20_body" style:list-style-name="L4">
      <style:text-properties officeooo:rsid="0004f1da" officeooo:paragraph-rsid="0004f1da"/>
    </style:style>
    <style:style style:name="P8" style:family="paragraph" style:parent-style-name="Text_20_body" style:list-style-name="L4">
      <style:paragraph-properties fo:text-align="start" style:justify-single-word="false"/>
      <style:text-properties officeooo:paragraph-rsid="0004f1da"/>
    </style:style>
    <style:style style:name="P9" style:family="paragraph" style:parent-style-name="Text_20_body" style:list-style-name="L4">
      <style:paragraph-properties fo:text-align="start" style:justify-single-word="false"/>
      <style:text-properties officeooo:rsid="00062537" officeooo:paragraph-rsid="00062537"/>
    </style:style>
    <style:style style:name="T1" style:family="text">
      <style:text-properties officeooo:rsid="0004f1da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DB quick reference</text:p>
      <text:p text:style-name="Text_20_body"/>
      <text:p text:style-name="P3">Flow control</text:p>
      <text:list xml:id="list3690543094600022156" text:style-name="L3">
        <text:list-item>
          <text:p text:style-name="P5">stepping throu the code instruction with function, instructions without functions, line with function, line without function</text:p>
        </text:list-item>
        <text:list-item>
          <text:p text:style-name="P5">breakpoints – </text:p>
          <text:list>
            <text:list-item>
              <text:p text:style-name="P5">line number, functions, label</text:p>
            </text:list-item>
            <text:list-item>
              <text:p text:style-name="P5">conditional</text:p>
            </text:list-item>
          </text:list>
        </text:list-item>
        <text:list-item>
          <text:p text:style-name="P5">displaying code</text:p>
        </text:list-item>
        <text:list-item>
          <text:p text:style-name="P5">displaying variables, constants, expressions</text:p>
          <text:list>
            <text:list-item>
              <text:p text:style-name="P5">directly</text:p>
            </text:list-item>
            <text:list-item>
              <text:p text:style-name="P5">in conditions</text:p>
            </text:list-item>
            <text:list-item>
              <text:p text:style-name="P5">at breakpoints</text:p>
            </text:list-item>
            <text:list-item>
              <text:p text:style-name="P5"/>
            </text:list-item>
          </text:list>
        </text:list-item>
      </text:list>
      <text:p text:style-name="P1">Breakpoint related</text:p>
      <text:list xml:id="list2421094008083569706" text:style-name="L1">
        <text:list-item>
          <text:p text:style-name="P2">break<text:tab/><text:tab/><text:tab/><text:tab/>sets breakpoint</text:p>
        </text:list-item>
        <text:list-item>
          <text:p text:style-name="P2">info breakpoints<text:tab/><text:tab/>displays current breakpoints</text:p>
        </text:list-item>
        <text:list-item>
          <text:p text:style-name="P2">delete breakpoints<text:tab/><text:tab/>Delete all breakpoints after confirmation</text:p>
        </text:list-item>
        <text:list-item>
          <text:p text:style-name="P2">delete breakpoints #<text:tab/><text:tab/>deletes a particular breakpoint</text:p>
        </text:list-item>
      </text:list>
      <text:p text:style-name="P1">Stepping</text:p>
      <text:list xml:id="list161627086379963" text:continue-numbering="true" text:style-name="L1">
        <text:list-item>
          <text:p text:style-name="P2">step<text:tab/><text:tab/><text:tab/><text:tab/>steps exactly source line (including inside function also)</text:p>
        </text:list-item>
        <text:list-item>
          <text:p text:style-name="P2">stepi<text:tab/><text:tab/><text:tab/><text:tab/>steps exactly one instruction (including inside function also)</text:p>
        </text:list-item>
        <text:list-item>
          <text:p text:style-name="P2">next<text:tab/><text:tab/><text:tab/><text:tab/>steps exactly source line (skipping function internals)</text:p>
        </text:list-item>
        <text:list-item>
          <text:p text:style-name="P2">nexti<text:tab/><text:tab/><text:tab/><text:tab/>steps exactly one instruction (skipping function internals)</text:p>
        </text:list-item>
      </text:list>
      <text:p text:style-name="P3">Seeing code</text:p>
      <text:list xml:id="list6044200466183034085" text:style-name="L2">
        <text:list-item>
          <text:p text:style-name="P4">list</text:p>
        </text:list-item>
        <text:list-item>
          <text:p text:style-name="P4">dissassemble</text:p>
        </text:list-item>
      </text:list>
      <text:p text:style-name="P3"/>
      <text:p text:style-name="P3"/>
      <text:p text:style-name="Title"><text:soft-page-break/>Cscope</text:p>
      <text:p text:style-name="P6"/>
      <text:list xml:id="list4503430720598480152" text:style-name="L4">
        <text:list-item>
          <text:p text:style-name="P7">cscope -bR<text:tab/><text:tab/><text:tab/>Create cscope.out file</text:p>
        </text:list-item>
        <text:list-item>
          <text:p text:style-name="P7">:cs f g OBJ<text:tab/><text:tab/><text:tab/>find definition of OBJ where OBJ can be any of -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">global variable, function, macro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1">:cs f f OBJ<text:tab/><text:tab/><text:tab/> find function calling OBJ where OBJ can be any of -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"><text:span text:style-name="T1">function, macro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cs </text:p>
        </text:list-item>
        <text:list-item>
          <text:p text:style-name="P9">Ctrl+t<text:tab/><text:tab/><text:tab/><text:tab/>return to line in code where control was before jumping to new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9">location because of last <text:span text:style-name="T2">:cs</text:span> command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1:06:52.158473405</meta:creation-date>
    <dc:date>2017-09-28T16:16:25.786491650</dc:date>
    <meta:editing-duration>PT5H9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192" meta:character-count="1165" meta:non-whitespace-character-count="1003"/>
  </office:meta>
</office:document-meta>
</file>